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style:style>
    <style:style style:name="P2" style:family="paragraph" style:parent-style-name="Standard">
      <style:paragraph-properties fo:text-align="justify" style:justify-single-word="false">
        <style:tab-stops>
          <style:tab-stop style:position="11.001cm"/>
        </style:tab-stops>
      </style:paragraph-properties>
      <style:text-properties style:font-name="Calibri"/>
    </style:style>
    <style:style style:name="P3" style:family="paragraph" style:parent-style-name="Standard">
      <style:paragraph-properties fo:text-align="justify" style:justify-single-word="false">
        <style:tab-stops>
          <style:tab-stop style:position="11.001cm"/>
        </style:tab-stops>
      </style:paragraph-properties>
      <style:text-properties style:font-name="Calibri" fo:font-weight="bold" style:font-weight-asian="bold" style:font-weight-complex="bold"/>
    </style:style>
    <style:style style:name="P4" style:family="paragraph" style:parent-style-name="Standard">
      <style:paragraph-properties fo:text-align="justify" style:justify-single-word="false">
        <style:tab-stops>
          <style:tab-stop style:position="11.001cm"/>
        </style:tab-stops>
      </style:paragraph-properties>
      <style:text-properties style:font-name="Calibri" fo:font-weight="normal" style:font-weight-asian="normal" style:font-weight-complex="normal"/>
    </style:style>
    <style:style style:name="P5" style:family="paragraph" style:parent-style-name="Standard">
      <style:paragraph-properties fo:text-align="justify" style:justify-single-word="false">
        <style:tab-stops/>
      </style:paragraph-properties>
      <style:text-properties style:font-name="Calibri" fo:font-weight="normal" style:font-weight-asian="normal" style:font-weight-complex="normal"/>
    </style:style>
    <style:style style:name="P6" style:family="paragraph" style:parent-style-name="Standard">
      <style:paragraph-properties fo:text-align="end" style:justify-single-word="false">
        <style:tab-stops/>
      </style:paragraph-properties>
      <style:text-properties style:font-name="Calibri" fo:font-weight="normal"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ILLY Emilie </text:p>
      <text:p text:style-name="P1">Lot 102 lotissement Julisa Ondémia </text:p>
      <text:p text:style-name="P1">98890 PAITA </text:p>
      <text:p text:style-name="P1">Téléphone : 72 29 00</text:p>
      <text:p text:style-name="P1">E-mail : <text:a xlink:type="simple" xlink:href="mailto:mily.pailly1912@gmail.com" text:style-name="Internet_20_link" text:visited-style-name="Visited_20_Internet_20_Link">mily.pailly1912@gmail.com</text:a> </text:p>
      <text:p text:style-name="P1"/>
      <text:p text:style-name="P1"/>
      <text:p text:style-name="P1"/>
      <text:p text:style-name="P1"/>
      <text:p text:style-name="P2"><text:tab/>Paita, le 30 Septembre 2020</text:p>
      <text:p text:style-name="P2"/>
      <text:p text:style-name="P2"/>
      <text:p text:style-name="P2"/>
      <text:p text:style-name="P2"/>
      <text:p text:style-name="P3">Objet : Lettre de motivation pour une demande de contrat d'alternance. </text:p>
      <text:p text:style-name="P3"/>
      <text:p text:style-name="P3"/>
      <text:p text:style-name="P4">Madame, Monsieur, </text:p>
      <text:p text:style-name="P4"/>
      <text:p text:style-name="P5"><text:tab/>C'est avec un intérêt tout particulier que je vous écris cette lettre. Titulaire d'un BTS Tourisme obtenu en 2019, j'ai été admise pour suivre <text:span text:style-name="T1">la formation en alternance Développeur Web et Web Mobile à la CCI. </text:span>Cette formation me donne l'opportunité d'effectuer un contrat d'apprentissage en entreprise au cours de ces <text:span text:style-name="T1">dix-huit mois de formation. </text:span>Je vous propose donc ma candidature afin de pouvoir compléter ma future formation par un enseignement technique appliqué directement sur le terrain. </text:p>
      <text:p text:style-name="P5"/>
      <text:p text:style-name="P5"><text:tab/>Afin de préparer mon entrée en entreprise et mon apprentissage au métier de Développeur Web, j'ai suivi pendant <text:span text:style-name="T1">quatre semaines une classe préparatoire à la CCI</text:span> (du 17 août au 11 septembre 2020). Cette préparatoire était destinée à nous former aux bases de la programmation avec le langage Python, à l'intégration des pages web HTML/CSS et à l'interactivité des pages avec le JavaScript. L'objectif de ce « bootcamp » était de nous apporter les bases des compétences du métier de Développeur Web ainsi que les clés de notre autonomie par la maîtrise du débogage et des recherches sur le Web. A l'issue de cette classe préparatoire, nous commencerons la formation au métier de Développeur Web dans laquelle nous pourrons retrouver le PHP, MySQL, la sécurité web et la gestion de projets. </text:p>
      <text:p text:style-name="P5"/>
      <text:p text:style-name="P5"><text:tab/>Votre entreprise représente pour moi une très grande opportunité d'en apprendre davantage sur le développement web et notamment <text:s/>à travers la création de sites internet et/ou d'applications mobiles. Votre savoir-faire ainsi que vos compétences seront pour moi de véritables atouts pour réussir avec succès ma formation, mais ils me seront surtout précieux et utiles tout au long de mon apprentissage ainsi que pour mon avenir professionnel. C'est pourquoi, une alternance à vos côtés me permettra de compléter la formation théorique qui me sera enseignée à la CCI, de mettre en pratique les notions étudiées mais aussi pouvoir proposer à mes futurs employeurs une solide expérience professionnelle. </text:p>
      <text:p text:style-name="P5"/>
      <text:p text:style-name="P5"><text:tab/>Cette formation en alternance sur une durée de dix-huit mois me permettra de professionnaliser les compétences abordées avec mon formateur mais aussi d'acquérir un savoir-faire et une expertise au sein d'une entreprise experte dans ce domaine. De plus, cela représente pour moi le moyen le plus efficace de mettre à profit mes connaissances et d'acquérir les savoirs <text:soft-page-break/>pratiques nécessaires à l'obtention future de mon diplôme et à la construction de ma carrière professionnelle. En alliant cours théoriques et pratiques, je serais très opérationnelle et compétente pour remplir toutes les missions que vous pourrez me confier. </text:p>
      <text:p text:style-name="P5"/>
      <text:p text:style-name="P5"><text:tab/>Sérieuse, organisée, dynamique et motivée, je suis déterminée à me former rapidement et efficacement et je suis prête à m'investir totalement afin de mener à bien les tâches qui me seront confiées. Je reste à votre disposition pour tout complément d'informations sur ma candidature ou contenu de ma formation qui suivra un <text:span text:style-name="T1">rythme de deux semaines en entreprise et une en formation à la CCI. </text:span></text:p>
      <text:p text:style-name="P5"><text:span text:style-name="T1"/></text:p>
      <text:p text:style-name="P5"><text:span text:style-name="T1"/></text:p>
      <text:p text:style-name="P5">Je vous prie d'agréer, Madame, Monsieur, l'expression de mes salutations distinguées. </text:p>
      <text:p text:style-name="P5"/>
      <text:p text:style-name="P5"/>
      <text:p text:style-name="P6">PAILLY Emil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ilie  Pailly </meta:initial-creator>
    <meta:creation-date>2020-10-04T16:01:55.27</meta:creation-date>
    <meta:document-statistic meta:table-count="0" meta:image-count="0" meta:object-count="0" meta:page-count="2" meta:paragraph-count="15" meta:word-count="522" meta:character-count="3335"/>
    <dc:date>2020-10-04T16:19:43.67</dc:date>
    <dc:creator>Emilie  Pailly </dc:creator>
    <meta:editing-duration>PT21S</meta:editing-duration>
    <meta:editing-cycles>1</meta:editing-cycles>
    <meta:generator>OpenOffice/4.1.6$Win32 OpenOffice.org_project/416m1$Build-9790</meta:generator>
  </office:meta>
</office:document-meta>
</file>